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Heading_20_3">
      <style:text-properties fo:language="en" fo:country="US"/>
    </style:style>
    <style:style style:name="P3" style:family="paragraph" style:parent-style-name="Standard">
      <style:paragraph-properties fo:text-align="justify" style:justify-single-word="false"/>
      <style:text-properties style:font-name="Liberation Serif" fo:font-size="12pt" fo:language="en" fo:country="US" officeooo:rsid="001dfad0" officeooo:paragraph-rsid="001dfad0" style:font-size-asian="12pt" style:font-size-complex="12p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232089" style:text-blinking="false" fo:background-color="transparent"/>
    </style:style>
    <style:style style:name="P6"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officeooo:rsid="001dfad0" officeooo:paragraph-rsid="001dfad0" style:text-blinking="false" fo:background-color="transparent" style:font-size-asian="12pt" style:font-size-complex="12pt"/>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language="en" fo:country="US" fo:font-style="normal" style:text-underline-style="none" fo:font-weight="normal" style:text-blinking="false" fo:background-color="transparent" style:font-size-asian="12pt" style:font-size-complex="12pt"/>
    </style:style>
    <style:style style:name="P8" style:family="paragraph" style:parent-style-name="Heading_20_1">
      <style:text-properties fo:language="en" fo:country="US"/>
    </style:style>
    <style:style style:name="P9" style:family="paragraph" style:parent-style-name="Text_20_body" style:list-style-name="L1">
      <style:paragraph-properties fo:margin-top="0cm" fo:margin-bottom="0cm" style:contextual-spacing="false" fo:line-height="138%" fo:text-align="justify" style:justify-single-word="false" style:writing-mode="lr-tb"/>
      <style:text-properties fo:language="en" fo:country="US" officeooo:rsid="00232089" officeooo:paragraph-rsid="00232089"/>
    </style:style>
    <style:style style:name="P10" style:family="paragraph" style:parent-style-name="Text_20_body" style:list-style-name="L2">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2089" officeooo:paragraph-rsid="00232089" style:text-blinking="false" fo:background-color="transparent"/>
    </style:style>
    <style:style style:name="P11"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89b8" officeooo:paragraph-rsid="002389b8" style:text-blinking="false" fo:background-color="transparent"/>
    </style:style>
    <style:style style:name="P12" style:family="paragraph" style:parent-style-name="Text_20_body" style:list-style-name="L5">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style>
    <style:style style:name="P13"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2089" officeooo:paragraph-rsid="00232089" style:text-blinking="false" fo:background-color="transparent" style:font-weight-asian="bold" style:font-weight-complex="bold"/>
    </style:style>
    <style:style style:name="P14"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89b8" officeooo:paragraph-rsid="002389b8" style:text-blinking="false" fo:background-color="transparent" style:font-weight-asian="bold" style:font-weight-complex="bold"/>
    </style:style>
    <style:style style:name="P15" style:family="paragraph" style:parent-style-name="Text_20_body" style:list-style-name="L4">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50e17" officeooo:paragraph-rsid="00250e17" style:text-blinking="false" fo:background-color="transparent" style:font-weight-asian="bold" style:font-weight-complex="bold"/>
    </style:style>
    <style:style style:name="P16" style:family="paragraph" style:parent-style-name="Text_20_body" style:list-style-name="L3">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paragraph-rsid="00232089" style:text-blinking="false" fo:background-color="transparent"/>
    </style:style>
    <style:style style:name="T1" style:family="text">
      <style:text-properties officeooo:rsid="00232089"/>
    </style:style>
    <style:style style:name="T2" style:family="text">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Liberation Serif" fo:font-size="11pt" fo:font-style="normal" style:text-underline-style="none" fo:font-weight="normal" officeooo:rsid="0027042f"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loext:char-shading-value="0"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32089" style:font-weight-asian="normal" style:font-weight-complex="normal"/>
    </style:style>
    <style:style style:name="T8" style:family="text">
      <style:text-properties fo:font-weight="normal" officeooo:rsid="0024c32c" style:font-weight-asian="normal" style:font-weight-complex="normal"/>
    </style:style>
    <style:style style:name="T9" style:family="text">
      <style:text-properties fo:font-weight="normal" officeooo:rsid="0024d1ab"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32089" style:font-style-asian="italic" style:font-weight-asian="bold" style:font-style-complex="italic" style:font-weight-complex="bold"/>
    </style:style>
    <style:style style:name="T12" style:family="text">
      <style:text-properties officeooo:rsid="00232089" style:font-weight-asian="bold" style:font-weight-complex="bold"/>
    </style:style>
    <style:style style:name="T13" style:family="text">
      <style:text-properties officeooo:rsid="0024d1ab"/>
    </style:style>
    <style:style style:name="T14" style:family="text">
      <style:text-properties officeooo:rsid="0027042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1">1. </text:span>Introduction</text:h>
      <text:p text:style-name="P6"><text:bookmark text:name="docs-internal-guid-1c859b78-7fff-dd71-5fb4-05d1173268b1"/>This section serves as a small introduction to our project, which is video-game called “Dragon Boat Racing” as specified by our dear client Mr. Javier Cámara. Dragon Boat Racing is a 2D, single-player game that will be developed for the PC platform using the Java programming language.</text:p>
      <text:p text:style-name="P7">For the gameplay aspects, Dragon Boat Racing is an adventure game where the player will experience the rush of competition, the excitement of power-ups, the satisfaction of overcoming obstacles and most importantly glory after winning a race. It will consist of different levels, each one with increased difficulty and having a unique scenery. Players will have the ability to customize their boat’s appearance, and choose from boats with different stats to match their play-style.</text:p>
      <text:p text:style-name="P7">Every race is an adrenaline-fueled test of skill and strategy as it takes great skill for a player to control their boat in the lane and defeat their opponents. The game’s mechanics are basic but yet very exciting. Leaving the lane penalizes you making it harder for you to win the race and colliding with obstacles eventually results in the sinking of your boat. It is here that the game will give less skilled players a chance to play a simple “Simon-says” mini-game to repair and revive their boat. The different power-ups make the experience more exciting, enjoyable and dynamic.</text:p>
      <text:p text:style-name="P3"/>
      <text:h text:style-name="P1" text:outline-level="2"><text:bookmark text:name="docs-internal-guid-fddebc23-7fff-7430-e5be-f8063f410275"/>1.2 Software Tools</text:h>
      <text:p text:style-name="P4">Every project and team needs different tools. Some tools are more suitable for the job than others. Here we will list the tools that we have chosen for our Dragon Boat Racing project after carefully looking at all the options, consulting with different team members and of course making sure that they are the best tools for the job.</text:p>
      <text:h text:style-name="P2" text:outline-level="3">1.2.1 Communication software</text:h>
      <text:p text:style-name="P5">This section outlines the tools we utilize for seamless communication within the team. Effective communication software is crucial for real-time collaboration, swift issue resolution, and maintaining a cohesive team environment. These tools facilitate instant messaging, and videoconferencing ensuring that team members stay connected regardless of geographical locations.</text:p>
      <text:list xml:id="list1800605518" text:style-name="L1">
        <text:list-item>
          <text:p text:style-name="P9"><text:span text:style-name="T4">Discord</text:span><text:span text:style-name="T2"> will serve as our main communication platform. The app is great for videoconferencing between our team members, has a modern interface and mobile applications to make sure our team is always connected.</text:span></text:p>
        </text:list-item>
        <text:list-item>
          <text:p text:style-name="P9"><text:span text:style-name="T4">Whatsapp</text:span><text:span text:style-name="T2"> will serve as another communication platform mainly for its convenience, and its instant messaging capabilities as anything critical can be discussed via </text:span><text:span text:style-name="T3">W</text:span><text:span text:style-name="T2">hatsapp between our team members for instant response. </text:span></text:p>
        </text:list-item>
      </text:list>
      <text:h text:style-name="P2" text:outline-level="3">1.2.2 Project planning and productivity</text:h>
      <text:p text:style-name="P4">This section enumerates the tools we employ for project planning, task management, and enhancing overall productivity. These tools are essential for organizing workflows, setting project milestones, allocating resources, tracking progress, and managing timelines efficiently. By utilizing such tools, we ensure <text:soft-page-break/>transparency, accountability, and alignment with project objectives, ultimately optimizing team performance and project outcomes.</text:p>
      <text:list xml:id="list2042036669" text:style-name="L2">
        <text:list-item>
          <text:p text:style-name="P10"><text:span text:style-name="T5">Trello</text:span> will be used exclusively as it is very well known in the industry and of course preferred by our project managers. It will make it easy for us to assign tasks and distribute work between our members thanks to its excellent, simple yet powerful web interface.</text:p>
        </text:list-item>
      </text:list>
      <text:h text:style-name="P2" text:outline-level="3">1.2.3 Development related</text:h>
      <text:p text:style-name="P4">This section delineates the software tools integral to the development process, including integrated development environments (IDEs), and version control systems. These tools facilitate code creation, debugging, version tracking, and testing. By leveraging these tools, we enhance code quality, accelerate development cycles, and foster collaboration among our team’s programmers.</text:p>
      <text:list xml:id="list4151972372" text:style-name="L3">
        <text:list-item>
          <text:p text:style-name="P13">IntelliJ IDEA <text:span text:style-name="T6">is an IDE very well known in the java development space. It is modern, simple, powerful and above all our team of developers is very comfortable using it. It has support for different build tools like </text:span><text:span text:style-name="T10">maven</text:span><text:span text:style-name="T6"> which we will use for our Dragon Boat Racing game.</text:span></text:p>
        </text:list-item>
        <text:list-item>
          <text:p text:style-name="P16"><text:span text:style-name="T12">Git</text:span><text:span text:style-name="T7"> is an excellent version control system and is an industry leader. It is fully free and open source, and will give us access to powerful version controlling. As for a git server, we will use </text:span><text:span text:style-name="T11">Github</text:span><text:span text:style-name="T7"> simply because it doesn’t require us self-hosting our git server, is easy to use and also provides an excellent desktop client for us to use.</text:span></text:p>
        </text:list-item>
      </text:list>
      <text:h text:style-name="P2" text:outline-level="3">1.2.4 Design</text:h>
      <text:p text:style-name="P4">This section highlights the tools utilized for graphical design, prototyping, and user interface (UI) development. These tools enable our graphic designers to conceptualize, iterate, and refine design elements, ensuring intuitive user experiences and visually appealing interfaces. From wireframing and mockup creation to asset management and prototyping, these tools play a pivotal role in translating design concepts into tangible product features, aligning with our client Mr Cámara’s expectations.</text:p>
      <text:list xml:id="list607783267" text:style-name="L4">
        <text:list-item>
          <text:p text:style-name="P11"><text:span text:style-name="T5">Visual Paradigm</text:span> is versatile tool for UML diagramming and requirements definition. It offers a user-friendly interfa<text:span text:style-name="T14">­</text:span>ce and a wide range of features for creating diagrams like use case, class, and sequence diagrams. Facilitating collaborative design and analysis, it ensures efficient communication and alignment of design concepts between us and our client, Mr Cámara. It is simply put ideal in our case of agile development.</text:p>
        </text:list-item>
        <text:list-item>
          <text:p text:style-name="P14">Canva <text:span text:style-name="T8">is an excellent modern graphic design tool which serves for creating simple mock-ups as well as different marketing and mock-up material </text:span><text:span text:style-name="T9">when working in our team</text:span><text:span text:style-name="T8">.</text:span></text:p>
        </text:list-item>
        <text:list-item>
          <text:p text:style-name="P15">Adobe Creative Cloud <text:span text:style-name="T6">is a comprehensive suite of creative tools for graphic design, photo editing, video production, and web development. Adobe Creative Cloud includes industry-standard software such as </text:span>Photoshop<text:span text:style-name="T6"> and </text:span>Illustrator<text:span text:style-name="T6"> which will be used by our professional graphic designers to design different graphical elements of the game be it the simple game menu or complex boat designs.</text:span></text:p>
        </text:list-item>
      </text:list>
      <text:h text:style-name="P2" text:outline-level="3">1.2.5 Documentation purposes</text:h>
      <text:p text:style-name="P4">This section identifies the tools employed for documenting project requirements, specifications, codebase, and user documentation. Effective documentation tools facilitate knowledge sharing, maintain project transparency, and serve as invaluable references for our team and are important for our client Mr. Cámara.</text:p>
      <text:list xml:id="list3848080006" text:style-name="L5">
        <text:list-item>
          <text:p text:style-name="P12"><text:soft-page-break/><text:span text:style-name="T5">Google Docs</text:span> <text:span text:style-name="T13">is a</text:span> <text:span text:style-name="T13">a</text:span> cloud-based document collaboration platform offering real-time editing and sharing capabilities. Google Docs enables <text:span text:style-name="T13">our </text:span>team members to work concurrently on documents, facilitating seamless collaboration regardless of geographical locations.</text:p>
        </text:list-item>
        <text:list-item>
          <text:p text:style-name="P12"><text:span text:style-name="T5">Microsoft Office</text:span> <text:span text:style-name="T13">is</text:span> <text:span text:style-name="T13">a</text:span> suite of productivity tools including Word, Excel, and PowerPoint, providing robust capabilities for document creation, data analysis, and presentation. Microsoft Office <text:span text:style-name="T13">offers a familiar interface to our team members and is an industry standard.</text:span></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2:30:31.553465563</meta:creation-date>
    <meta:generator>LibreOffice/7.3.7.2$Linux_X86_64 LibreOffice_project/30$Build-2</meta:generator>
    <dc:date>2024-03-21T15:35:55.437251233</dc:date>
    <meta:editing-duration>PT1H10M18S</meta:editing-duration>
    <meta:editing-cycles>11</meta:editing-cycles>
    <meta:document-statistic meta:table-count="0" meta:image-count="0" meta:object-count="0" meta:page-count="3" meta:paragraph-count="26" meta:word-count="1009" meta:character-count="6681" meta:non-whitespace-character-count="5707"/>
  </office:meta>
</office:document-meta>
</file>